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fo:font-weight="normal" officeooo:rsid="001d4341" officeooo:paragraph-rsid="001d4341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style:text-underline-style="none" fo:font-weight="normal" officeooo:rsid="002096d5" officeooo:paragraph-rsid="002096d5" style:font-style-asian="italic" style:font-weight-asian="normal" style:font-style-complex="italic" style:font-weight-complex="normal"/>
    </style:style>
    <style:style style:name="P3" style:family="paragraph" style:parent-style-name="Standard" style:list-style-name="L2">
      <style:text-properties fo:font-style="italic" style:text-underline-style="none" fo:font-weight="normal" officeooo:rsid="002096d5" officeooo:paragraph-rsid="002096d5" style:font-style-asian="italic" style:font-weight-asian="normal" style:font-style-complex="italic" style:font-weight-complex="normal"/>
    </style:style>
    <style:style style:name="P4" style:family="paragraph" style:parent-style-name="Standard" style:list-style-name="L2">
      <style:text-properties fo:font-style="italic" style:text-underline-style="none" fo:font-weight="normal" officeooo:rsid="0023b428" officeooo:paragraph-rsid="0023b428" style:font-style-asian="italic" style:font-weight-asian="normal" style:font-style-complex="italic" style:font-weight-complex="normal"/>
    </style:style>
    <style:style style:name="P5" style:family="paragraph" style:parent-style-name="Standard" style:list-style-name="L2">
      <style:text-properties fo:font-style="italic" style:text-underline-style="none" fo:font-weight="normal" officeooo:rsid="0023e9fe" officeooo:paragraph-rsid="0023e9f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25530f" officeooo:paragraph-rsid="0025530f" style:font-style-asian="italic" style:font-weight-asian="normal" style:font-style-complex="italic" style:font-weight-complex="normal"/>
    </style:style>
    <style:style style:name="P7" style:family="paragraph" style:parent-style-name="Standard" style:list-style-name="L3">
      <style:text-properties fo:font-style="italic" style:text-underline-style="none" fo:font-weight="normal" officeooo:rsid="0025530f" officeooo:paragraph-rsid="0025530f" style:font-style-asian="italic" style:font-weight-asian="normal" style:font-style-complex="italic" style:font-weight-complex="normal"/>
    </style:style>
    <style:style style:name="P8" style:family="paragraph" style:parent-style-name="Standard" style:list-style-name="L3">
      <style:text-properties fo:font-style="italic" style:text-underline-style="none" fo:font-weight="normal" officeooo:rsid="0025f162" officeooo:paragraph-rsid="0025f162" style:font-style-asian="italic" style:font-weight-asian="normal" style:font-style-complex="italic" style:font-weight-complex="normal"/>
    </style:style>
    <style:style style:name="P9" style:family="paragraph" style:parent-style-name="Standard" style:list-style-name="L3">
      <style:text-properties fo:font-style="italic" style:text-underline-style="none" fo:font-weight="normal" officeooo:rsid="00274685" officeooo:paragraph-rsid="0027468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2a8a75" officeooo:paragraph-rsid="002a8a75" style:font-style-asian="italic" style:font-weight-asian="normal" style:font-style-complex="italic" style:font-weight-complex="normal"/>
    </style:style>
    <style:style style:name="P11" style:family="paragraph" style:parent-style-name="Standard" style:list-style-name="L4">
      <style:text-properties fo:font-style="italic" style:text-underline-style="none" fo:font-weight="normal" officeooo:rsid="002a8a75" officeooo:paragraph-rsid="002a8a75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2ac682" officeooo:paragraph-rsid="002ac682" style:font-style-asian="italic" style:font-weight-asian="normal" style:font-style-complex="italic" style:font-weight-complex="normal"/>
    </style:style>
    <style:style style:name="P13" style:family="paragraph" style:parent-style-name="Standard" style:list-style-name="L5">
      <style:text-properties fo:font-style="italic" style:text-underline-style="none" fo:font-weight="normal" officeooo:rsid="002ac682" officeooo:paragraph-rsid="002ac682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text-properties fo:font-style="italic" style:text-underline-style="none" fo:font-weight="normal" officeooo:rsid="002ac682" officeooo:paragraph-rsid="002ac68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4341" officeooo:paragraph-rsid="001d4341" style:font-weight-asian="bold" style:font-weight-complex="bold"/>
    </style:style>
    <style:style style:name="P16" style:family="paragraph" style:parent-style-name="Standard" style:list-style-name="L1">
      <style:text-properties fo:font-style="normal" style:text-underline-style="none" fo:font-weight="normal" officeooo:rsid="001decd5" officeooo:paragraph-rsid="001decd5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font-style="normal" style:text-underline-style="none" fo:font-weight="normal" officeooo:rsid="001ec4e8" officeooo:paragraph-rsid="001ec4e8" style:font-style-asian="normal" style:font-weight-asian="normal" style:font-style-complex="normal" style:font-weight-complex="normal"/>
    </style:style>
    <style:style style:name="T1" style:family="text">
      <style:text-properties officeooo:rsid="002096d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6995" style:font-style-asian="normal" style:font-style-complex="normal"/>
    </style:style>
    <style:style style:name="T4" style:family="text">
      <style:text-properties fo:font-style="normal" officeooo:rsid="002436df" style:font-style-asian="normal" style:font-style-complex="normal"/>
    </style:style>
    <style:style style:name="T5" style:family="text">
      <style:text-properties fo:font-style="normal" officeooo:rsid="0025530f" style:font-style-asian="normal" style:font-style-complex="normal"/>
    </style:style>
    <style:style style:name="T6" style:family="text">
      <style:text-properties fo:font-style="normal" officeooo:rsid="00274685" style:font-style-asian="normal" style:font-style-complex="normal"/>
    </style:style>
    <style:style style:name="T7" style:family="text">
      <style:text-properties fo:font-style="normal" officeooo:rsid="0027e8bc" style:font-style-asian="normal" style:font-style-complex="normal"/>
    </style:style>
    <style:style style:name="T8" style:family="text">
      <style:text-properties fo:font-style="normal" officeooo:rsid="002968c2" style:font-style-asian="normal" style:font-style-complex="normal"/>
    </style:style>
    <style:style style:name="T9" style:family="text">
      <style:text-properties fo:font-style="normal" officeooo:rsid="002de4d4" style:font-style-asian="normal" style:font-style-complex="normal"/>
    </style:style>
    <style:style style:name="T10" style:family="text">
      <style:text-properties officeooo:rsid="00226995"/>
    </style:style>
    <style:style style:name="T11" style:family="text">
      <style:text-properties officeooo:rsid="002746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ython Module Overview</text:p>
      <text:p text:style-name="P1">Module 0; <text:span text:style-name="T1">Intro to Python</text:span></text:p>
      <text:list xml:id="list3503067351" text:style-name="L1">
        <text:list-item>
          <text:p text:style-name="P16">What is Python?</text:p>
        </text:list-item>
        <text:list-item>
          <text:p text:style-name="P16">How is Python Used?</text:p>
        </text:list-item>
        <text:list-item>
          <text:p text:style-name="P17">The structure of a python program (variables, the “main” entry-point, common built-ins)</text:p>
        </text:list-item>
        <text:list-item>
          <text:p text:style-name="P17"><text:span text:style-name="T11">Example Program</text:span>: <text:span text:style-name="T11">Classic</text:span> “Hello World”</text:p>
        </text:list-item>
      </text:list>
      <text:p text:style-name="P2">Module 1; <text:span text:style-name="T10">Procedural</text:span> Python</text:p>
      <text:list xml:id="list2119292220" text:style-name="L2">
        <text:list-item>
          <text:p text:style-name="P3"><text:span text:style-name="T2">How do we code Python to run a set of instructions in a specific order? (The “</text:span><text:span text:style-name="T3">Procedural</text:span><text:span text:style-name="T2">” Paradigm)</text:span></text:p>
        </text:list-item>
        <text:list-item>
          <text:p text:style-name="P4"><text:span text:style-name="T2">Overview of common Python data structures (</text:span><text:span text:style-name="T4">tuples, </text:span><text:span text:style-name="T2">lists, dictionaries, loops, and boolean logic)</text:span></text:p>
        </text:list-item>
        <text:list-item>
          <text:p text:style-name="P5"><text:span text:style-name="T6">Example program</text:span><text:span text:style-name="T2">: </text:span><text:span text:style-name="T4">program which quizzes the </text:span><text:span text:style-name="T5">user</text:span></text:p>
        </text:list-item>
      </text:list>
      <text:p text:style-name="P6">Module 2; Object-Oriented Python</text:p>
      <text:list xml:id="list3252576036" text:style-name="L3">
        <text:list-item>
          <text:p text:style-name="P7"><text:span text:style-name="T2">How to code Python to replicate real-world objects and documents (the “Object-Oriented” paradigm)</text:span></text:p>
        </text:list-item>
        <text:list-item>
          <text:p text:style-name="P8"><text:span text:style-name="T2">Overview of common Object-Oriented structures (classes, objects, constructors/factories, and object-level attributes)</text:span></text:p>
        </text:list-item>
        <text:list-item>
          <text:p text:style-name="P9"><text:span text:style-name="T2">Example program: </text:span><text:span text:style-name="T7">Patient Records system, </text:span><text:span text:style-name="T8">storing weight and height, and with a `BMI` function</text:span></text:p>
        </text:list-item>
      </text:list>
      <text:p text:style-name="P10">Module 3; Functional Python (Optional)</text:p>
      <text:list xml:id="list692872568" text:style-name="L4">
        <text:list-item>
          <text:p text:style-name="P11"><text:span text:style-name="T2">How to code Python to replicate mathematical equations and functions (the “Functional” paradigm)</text:span></text:p>
        </text:list-item>
        <text:list-item>
          <text:p text:style-name="P11"><text:span text:style-name="T2">Common functional systems, with direct examples of their mathematical equivalents (functions-as-objects, maps, list comp. Etc.)</text:span></text:p>
        </text:list-item>
        <text:list-item>
          <text:p text:style-name="P11"><text:span text:style-name="T2">Example program: Statistical analysis of the results of the prior patient record, which uses functions-as-object dictionary to specify a custom function set</text:span></text:p>
        </text:list-item>
      </text:list>
      <text:p text:style-name="P12">Module 4; Big Data Management with Pandas</text:p>
      <text:list xml:id="list2220283987" text:style-name="L5">
        <text:list-item>
          <text:p text:style-name="P13"><text:span text:style-name="T2">How to use the Pandas library to manage and analyze large-scale datasets</text:span></text:p>
        </text:list-item>
        <text:list-item>
          <text:p text:style-name="P13"><text:span text:style-name="T2">Overview of common/useful pandas operations, including data loading, saving, sorting, cleaning, and updating methods</text:span></text:p>
        </text:list-item>
        <text:list-item>
          <text:p text:style-name="P13"><text:span text:style-name="T2">Example program which loads a spreadsheet of data, applying a custom function to the code to generate a new column of data, then summarizing and saving the results</text:span></text:p>
        </text:list-item>
      </text:list>
      <text:p text:style-name="P12">Module 5; Data Visualization and Presentation with MatPlotLib</text:p>
      <text:list xml:id="list3567596307" text:style-name="L6">
        <text:list-item>
          <text:p text:style-name="P14"><text:span text:style-name="T2">What is MatPlotLib (and a mention of Seaborn), and when should it be used?</text:span></text:p>
        </text:list-item>
        <text:list-item>
          <text:p text:style-name="P14"><text:span text:style-name="T2">Common plot management options (axis and title labels, plot size and shape, pixel fidelity etc.)</text:span></text:p>
        </text:list-item>
        <text:list-item>
          <text:p text:style-name="P14"><text:span text:style-name="T2">Making a single plot, using the procedural interface</text:span></text:p>
          <text:list>
            <text:list-item>
              <text:p text:style-name="P14"><text:span text:style-name="T2">Example; import the iris data-set, and plot `sepal_length` against `petal_length`</text:span></text:p>
            </text:list-item>
          </text:list>
        </text:list-item>
        <text:list-item>
          <text:p text:style-name="P14"><text:span text:style-name="T2">Making a multi-plot using the object-oriented interface</text:span></text:p>
          <text:list>
            <text:list-item>
              <text:p text:style-name="P14"><text:span text:style-name="T2">Example; visualize all-against-all pair plots for each metric pair in the iris data-set, alongside a distribution plot for each metric per iris species</text:span></text:p>
            </text:list-item>
          </text:list>
        </text:list-item>
        <text:list-item>
          <text:p text:style-name="P14"><text:span text:style-name="T2">How to save plots </text:span><text:span text:style-name="T9">to images (PNG and SVG) for use in publications and presenta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3:14:22.763431803</meta:creation-date>
    <dc:date>2021-11-08T14:49:51.864504054</dc:date>
    <meta:editing-duration>PT1H5M14S</meta:editing-duration>
    <meta:editing-cycles>15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30" meta:word-count="355" meta:character-count="2300" meta:non-whitespace-character-count="1998"/>
  </office:meta>
</office:document-meta>
</file>